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035">
            <text:p>103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954">
            <text:p>95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88">
            <text:p>108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1028">
            <text:p>102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1106">
            <text:p>1106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906">
            <text:p>90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11">
            <text:p>71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858">
            <text:p>858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919">
            <text:p>91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973">
            <text:p>97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07">
            <text:p>707</text:p>
          </table:table-cell>
          <table:table-cell table:style-name="ce22" office:value-type="float" office:value="916">
            <text:p>916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1081">
            <text:p>1081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956">
            <text:p>956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8">
            <text:p>668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973">
            <text:p>973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811">
            <text:p>811</text:p>
          </table:table-cell>
          <table:table-cell table:style-name="ce22" office:value-type="float" office:value="977">
            <text:p>977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647">
            <text:p>1647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1474">
            <text:p>147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074">
            <text:p>107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81">
            <text:p>781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1034">
            <text:p>1034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